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2.441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1.762cm" fo:break-before="auto" style:use-optimal-row-height="false"/>
    </style:style>
    <style:style style:name="ro8" style:family="table-row">
      <style:table-row-properties style:row-height="5.449cm" fo:break-before="auto" style:use-optimal-row-height="false"/>
    </style:style>
    <style:style style:name="ro9" style:family="table-row">
      <style:table-row-properties style:row-height="4.528cm" fo:break-before="auto" style:use-optimal-row-height="false"/>
    </style:style>
    <style:style style:name="ro10" style:family="table-row">
      <style:table-row-properties style:row-height="21.218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5"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style:paragraph-properties fo:text-align="center" fo:margin-left="0cm"/>
    </style:style>
    <style:style style:name="ce158" style:family="table-cell" style:parent-style-name="Default" style:data-style-name="N136">
      <style:table-cell-properties style:text-align-source="fix" style:repeat-content="false"/>
      <style:paragraph-properties fo:text-align="end" fo:margin-left="0cm"/>
    </style:style>
    <style:style style:name="ce159"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
      <style:table-cell-properties style:text-align-source="fix" style:repeat-content="false"/>
      <style:paragraph-properties fo:text-align="end" fo:margin-left="0cm"/>
    </style:style>
    <style:style style:name="ce161"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7">
      <style:table-cell-properties style:text-align-source="fix" style:repeat-content="false"/>
      <style:paragraph-properties fo:text-align="end" fo:margin-left="0cm"/>
    </style:style>
    <style:style style:name="ce163"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4">
      <style:table-cell-properties style:text-align-source="fix" style:repeat-content="false"/>
      <style:paragraph-properties fo:text-align="start" fo:margin-left="0cm"/>
    </style:style>
    <style:style style:name="ce16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7"/>
        <table:table-column table:style-name="co10" table:default-cell-style-name="ce157"/>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4" office:value-type="string" table:number-columns-spanned="4" table:number-rows-spanned="1">
            <text:p>expression</text:p>
          </table:table-cell>
          <table:covered-table-cell table:number-columns-repeated="3" table:style-name="ce154"/>
          <table:table-cell table:style-name="ce154"/>
          <table:table-cell table:style-name="ce154" office:value-type="string">
            <text:p>expected</text:p>
          </table:table-cell>
          <table:table-cell table:style-name="ce154" office:value-type="string">
            <text:p>actual</text:p>
          </table:table-cell>
          <table:table-cell table:style-name="ce154" office:value-type="string">
            <text:p>result</text:p>
          </table:table-cell>
          <table:table-cell/>
        </table:table-row>
        <table:table-row table:style-name="ro6">
          <table:covered-table-cell/>
          <table:table-cell table:style-name="ce154"/>
          <table:table-cell table:style-name="ce154" office:value-type="string">
            <text:p>arg0</text:p>
          </table:table-cell>
          <table:table-cell table:style-name="ce154" office:value-type="string">
            <text:p>arg1</text:p>
          </table:table-cell>
          <table:table-cell table:style-name="ce154" office:value-type="string">
            <text:p>arg2</text:p>
          </table:table-cell>
          <table:table-cell table:style-name="ce154" office:value-type="string">
            <text:p># args</text:p>
          </table:table-cell>
          <table:table-cell table:style-name="ce154" table:number-columns-repeated="3"/>
          <table:table-cell/>
        </table:table-row>
        <table:table-row table:style-name="ro6">
          <table:table-cell/>
          <table:table-cell table:style-name="ce155"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4" table:formula="of:=IF([.A4];-1;IF([.G4]&lt;&gt;[.H4];0;1))" office:value-type="float" office:value="-1">
            <text:p>SKIP (-1)</text:p>
          </table:table-cell>
          <table:table-cell table:style-name="ce165"/>
        </table:table-row>
        <table:table-row table:style-name="ro6">
          <table:table-cell/>
          <table:table-cell table:style-name="ce156" table:number-columns-repeated="5"/>
          <table:table-cell table:number-columns-repeated="2"/>
          <table:table-cell table:style-name="ce164" table:formula="of:=IF([.A5];-1;IF([.G5]&lt;&gt;[.H5];0;1))" office:value-type="float" office:value="1">
            <text:p>PASS (1)</text:p>
          </table:table-cell>
          <table:table-cell table:style-name="ce165"/>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4"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4"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4"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4"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4"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4"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4"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4"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4"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4"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4"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4"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4"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4"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4"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4"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4"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4"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4"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4"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4"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4"/>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4"/>
          <table:table-cell/>
        </table:table-row>
        <table:table-row table:style-name="ro6" table:number-rows-repeated="17">
          <table:table-cell table:number-columns-repeated="8"/>
          <table:table-cell table:style-name="ce164"/>
          <table:table-cell/>
        </table:table-row>
        <table:table-row table:style-name="ro6">
          <table:table-cell office:value-type="string">
            <text:p>&gt;&gt;&gt;&gt;</text:p>
          </table:table-cell>
          <table:table-cell table:formula="of:=TEST_PARSER(&quot;primitives&quot;)" office:value-type="string" office:string-value="test_Parser(primitives): 0,9 524">
            <text:p>test_Parser(primitives): 0,9 524</text:p>
          </table:table-cell>
          <table:table-cell table:formula="of:=TESTSTAT(&quot;name&quot;; [.B46])" office:value-type="string" office:string-value="test_Parser(primitives):">
            <text:p>test_Parser(primitives):</text:p>
          </table:table-cell>
          <table:table-cell table:style-name="ce158" table:formula="of:=TESTSTAT(&quot;time&quot;; [.B46])" office:value-type="float" office:value="0.9">
            <text:p>0,9 sec</text:p>
          </table:table-cell>
          <table:table-cell table:style-name="ce160" table:formula="of:=TESTSTAT(&quot;count&quot;; [.B46])" office:value-type="float" office:value="524">
            <text:p>524</text:p>
          </table:table-cell>
          <table:table-cell table:style-name="ce162" table:formula="of:=[.E46]/[.D46]" office:value-type="float" office:value="582.222222222222">
            <text:p>582,2 a/sec</text:p>
          </table:table-cell>
          <table:table-cell table:number-columns-repeated="2"/>
          <table:table-cell table:style-name="ce164"/>
          <table:table-cell/>
        </table:table-row>
        <table:table-row table:style-name="ro6">
          <table:table-cell/>
          <table:table-cell table:formula="of:=TEST_PARSER(&quot;multiplicity&quot;)" office:value-type="string" office:string-value="test_Parser(multiplicity): 1,4 600">
            <text:p>test_Parser(multiplicity): 1,4 600</text:p>
          </table:table-cell>
          <table:table-cell table:formula="of:=TESTSTAT(&quot;name&quot;; [.B47])" office:value-type="string" office:string-value="test_Parser(multiplicity):">
            <text:p>test_Parser(multiplicity):</text:p>
          </table:table-cell>
          <table:table-cell table:style-name="ce158" table:formula="of:=TESTSTAT(&quot;time&quot;; [.B47])" office:value-type="float" office:value="1.4">
            <text:p>1,4 sec</text:p>
          </table:table-cell>
          <table:table-cell table:style-name="ce160" table:formula="of:=TESTSTAT(&quot;count&quot;; [.B47])" office:value-type="float" office:value="600">
            <text:p>600</text:p>
          </table:table-cell>
          <table:table-cell table:style-name="ce162" table:formula="of:=[.E47]/[.D47]" office:value-type="float" office:value="428.571428571429">
            <text:p>428,6 a/sec</text:p>
          </table:table-cell>
          <table:table-cell table:number-columns-repeated="4"/>
        </table:table-row>
        <table:table-row table:style-name="ro6">
          <table:table-cell/>
          <table:table-cell table:formula="of:=TEST_PARSER(&quot;basic&quot;)" office:value-type="string" office:string-value="test_Parser(basic): 1,2 927">
            <text:p>test_Parser(basic): 1,2 927</text:p>
          </table:table-cell>
          <table:table-cell table:formula="of:=TESTSTAT(&quot;name&quot;; [.B48])" office:value-type="string" office:string-value="test_Parser(basic):">
            <text:p>test_Parser(basic):</text:p>
          </table:table-cell>
          <table:table-cell table:style-name="ce158" table:formula="of:=TESTSTAT(&quot;time&quot;; [.B48])" office:value-type="float" office:value="1.2">
            <text:p>1,2 sec</text:p>
          </table:table-cell>
          <table:table-cell table:style-name="ce160" table:formula="of:=TESTSTAT(&quot;count&quot;; [.B48])" office:value-type="float" office:value="927">
            <text:p>927</text:p>
          </table:table-cell>
          <table:table-cell table:style-name="ce162" table:formula="of:=[.E48]/[.D48]" office:value-type="float" office:value="772.5">
            <text:p>772,5 a/sec</text:p>
          </table:table-cell>
          <table:table-cell table:number-columns-repeated="4"/>
        </table:table-row>
        <table:table-row table:style-name="ro6">
          <table:table-cell/>
          <table:table-cell table:formula="of:=TEST_PARSER(&quot;special&quot;)" office:value-type="string" office:string-value="test_Parser(special): 0,2 160">
            <text:p>test_Parser(special): 0,2 160</text:p>
          </table:table-cell>
          <table:table-cell table:formula="of:=TESTSTAT(&quot;name&quot;; [.B49])" office:value-type="string" office:string-value="test_Parser(special):">
            <text:p>test_Parser(special):</text:p>
          </table:table-cell>
          <table:table-cell table:style-name="ce158" table:formula="of:=TESTSTAT(&quot;time&quot;; [.B49])" office:value-type="float" office:value="0.2">
            <text:p>0,2 sec</text:p>
          </table:table-cell>
          <table:table-cell table:style-name="ce160" table:formula="of:=TESTSTAT(&quot;count&quot;; [.B49])" office:value-type="float" office:value="160">
            <text:p>160</text:p>
          </table:table-cell>
          <table:table-cell table:style-name="ce162" table:formula="of:=[.E49]/[.D49]" office:value-type="float" office:value="800">
            <text:p>800,0 a/sec</text:p>
          </table:table-cell>
          <table:table-cell table:number-columns-repeated="4"/>
        </table:table-row>
        <table:table-row table:style-name="ro6">
          <table:table-cell/>
          <table:table-cell table:formula="of:=TEST_PARSER(&quot;numbers&quot;)" office:value-type="string" office:string-value="test_Parser(numbers): 2,8 2014">
            <text:p>test_Parser(numbers): 2,8 2014</text:p>
          </table:table-cell>
          <table:table-cell table:formula="of:=TESTSTAT(&quot;name&quot;; [.B50])" office:value-type="string" office:string-value="test_Parser(numbers):">
            <text:p>test_Parser(numbers):</text:p>
          </table:table-cell>
          <table:table-cell table:style-name="ce158" table:formula="of:=TESTSTAT(&quot;time&quot;; [.B50])" office:value-type="float" office:value="2.8">
            <text:p>2,8 sec</text:p>
          </table:table-cell>
          <table:table-cell table:style-name="ce160" table:formula="of:=TESTSTAT(&quot;count&quot;; [.B50])" office:value-type="float" office:value="2014">
            <text:p>2014</text:p>
          </table:table-cell>
          <table:table-cell table:style-name="ce162" table:formula="of:=[.E50]/[.D50]" office:value-type="float" office:value="719.285714285714">
            <text:p>719,3 a/sec</text:p>
          </table:table-cell>
          <table:table-cell table:number-columns-repeated="4"/>
        </table:table-row>
        <table:table-row table:style-name="ro6">
          <table:table-cell/>
          <table:table-cell table:formula="of:=TEST_PARSER(&quot;types&quot;)" office:value-type="string" office:string-value="test_Parser(types): 5,4 3800">
            <text:p>test_Parser(types): 5,4 3800</text:p>
          </table:table-cell>
          <table:table-cell table:formula="of:=TESTSTAT(&quot;name&quot;; [.B51])" office:value-type="string" office:string-value="test_Parser(types):">
            <text:p>test_Parser(types):</text:p>
          </table:table-cell>
          <table:table-cell table:style-name="ce158" table:formula="of:=TESTSTAT(&quot;time&quot;; [.B51])" office:value-type="float" office:value="5.4">
            <text:p>5,4 sec</text:p>
          </table:table-cell>
          <table:table-cell table:style-name="ce160" table:formula="of:=TESTSTAT(&quot;count&quot;; [.B51])" office:value-type="float" office:value="3800">
            <text:p>3800</text:p>
          </table:table-cell>
          <table:table-cell table:style-name="ce162" table:formula="of:=[.E51]/[.D51]" office:value-type="float" office:value="703.703703703704">
            <text:p>703,7 a/sec</text:p>
          </table:table-cell>
          <table:table-cell table:number-columns-repeated="4"/>
        </table:table-row>
        <table:table-row table:style-name="ro6">
          <table:table-cell table:number-columns-repeated="3"/>
          <table:table-cell table:style-name="ce159" table:formula="of:=SUM([.D46:.D51])" office:value-type="float" office:value="11.9">
            <text:p>11,9 sec</text:p>
          </table:table-cell>
          <table:table-cell table:style-name="ce161" table:formula="of:=SUM([.E46:.E51])" office:value-type="float" office:value="8025">
            <text:p>8025</text:p>
          </table:table-cell>
          <table:table-cell table:style-name="ce163" table:formula="of:=[.E52]/[.D52]" office:value-type="float" office:value="674.36974789916">
            <text:p>674,4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0,5 8025">
            <text:p>test_Parser(all): 10,5 8025</text:p>
          </table:table-cell>
          <table:table-cell table:formula="of:=TESTSTAT(&quot;name&quot;; [.B54])" office:value-type="string" office:string-value="test_Parser(all):">
            <text:p>test_Parser(all):</text:p>
          </table:table-cell>
          <table:table-cell table:style-name="ce158" table:formula="of:=TESTSTAT(&quot;time&quot;; [.B54])" office:value-type="float" office:value="10.5">
            <text:p>10,5 sec</text:p>
          </table:table-cell>
          <table:table-cell table:style-name="ce160" table:formula="of:=TESTSTAT(&quot;count&quot;; [.B54])" office:value-type="float" office:value="8025">
            <text:p>8025</text:p>
          </table:table-cell>
          <table:table-cell table:style-name="ce162" table:formula="of:=[.E54]/[.D54]" office:value-type="float" office:value="764.285714285714">
            <text:p>764,3 a/sec</text:p>
          </table:table-cell>
          <table:table-cell table:number-columns-repeated="4"/>
        </table:table-row>
        <table:table-row table:style-name="ro6">
          <table:table-cell table:number-columns-repeated="3"/>
          <table:table-cell table:style-name="ce158"/>
          <table:table-cell table:style-name="ce160"/>
          <table:table-cell table:style-name="ce162"/>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pBinDigit</text:p>
          </table:table-cell>
          <table:table-cell table:style-name="ce153" table:formula="of:=TPARSER_TOSTRING([.A58])" office:value-type="string" office:string-value="BinDigit_1 where&#13;&#10;BinDigit_1 ::= (str '0') &gt;&gt;= \_.return 0&#13;&#10;             | (str '1') &gt;&gt;= \_.return 1">
            <text:p>BinDigit_1 where<text:line-break/>BinDigit_1 ::= (str '0') &gt;&gt;= \_.return 0<text:line-break/> <text:s text:c="12"/>| (str '1') &gt;&gt;= \_.return 1</text:p>
          </table:table-cell>
          <table:table-cell table:number-columns-repeated="8"/>
        </table:table-row>
        <table:table-row table:style-name="ro8">
          <table:table-cell table:style-name="ce153" office:value-type="string">
            <text:p>pDecDigit</text:p>
          </table:table-cell>
          <table:table-cell table:style-name="ce153" table:formula="of:=TPARSER_TOSTRING([.A59])" office:value-type="string" office:string-value="DecDigit_1 where&#13;&#10;DecDigit_1 ::= BinDigit_2&#13;&#10;             | (str '2') &gt;&gt;= \_.return 2&#13;&#10;             | (str '3') &gt;&gt;= \_.return 3&#13;&#10;             | (str '4') &gt;&gt;= \_.return 4&#13;&#10;             | (str '5') &gt;&gt;= \_.return 5&#13;&#10;             | (str '6') &gt;&gt;= \_.return 6&#13;&#10;             | (str '7') &gt;&gt;= \_.return 7&#13;&#10;             | (str '8') &gt;&gt;= \_.return 8&#13;&#10;             | (str '9') &gt;&gt;= \_.return 9&#13;&#10;BinDigit_2 ::= (str '0') &gt;&gt;= \_.return 0&#13;&#10;             | (str '1') &gt;&gt;= \_.return 1">
            <text:p>DecDigit_1 where<text:line-break/>DecDigit_1 ::= BinDigit_2<text:line-break/> <text:s text:c="12"/>| (str '2') &gt;&gt;= \_.return 2<text:line-break/> <text:s text:c="12"/>| (str '3') &gt;&gt;= \_.return 3<text:line-break/> <text:s text:c="12"/>| (str '4') &gt;&gt;= \_.return 4<text:line-break/> <text:s text:c="12"/>| (str '5') &gt;&gt;= \_.return 5<text:line-break/> <text:s text:c="12"/>| (str '6') &gt;&gt;= \_.return 6<text:line-break/> <text:s text:c="12"/>| (str '7') &gt;&gt;= \_.return 7<text:line-break/> <text:s text:c="12"/>| (str '8') &gt;&gt;= \_.return 8<text:line-break/> <text:s text:c="12"/>| (str '9') &gt;&gt;= \_.return 9<text:line-break/>BinDigit_2 ::= (str '0') &gt;&gt;= \_.return 0<text:line-break/> <text:s text:c="12"/>| (str '1') &gt;&gt;= \_.return 1</text:p>
          </table:table-cell>
          <table:table-cell table:number-columns-repeated="8"/>
        </table:table-row>
        <table:table-row table:style-name="ro9">
          <table:table-cell table:style-name="ce153" office:value-type="string">
            <text:p>pHexLit</text:p>
          </table:table-cell>
          <table:table-cell table:style-name="ce153" table:formula="of:=TPARSER_TOSTRING([.A60])" office:value-type="string" office:string-value="HexLit_1 where&#13;&#10;HexLit_1 ::= (do  _ &lt;- (str '0x')&#13;&#10;                 a0 &lt;- HexNum_2&#13;&#10;              return a0&#13;&#10;             )&#13;&#10;HexNum_2 ::= (do a0 &lt;- HexDigit_3+&#13;&#10;              return ((foldl1 \a0.add ((mul 16) a0)) a0)&#13;&#10;             )&#13;&#10;HexDigit_3 ::= item &gt;&gt;= \a0.(ite (inRange 48 57) \a0.pReturn ((add -48) a0) (ite (inRange 65 70) \a0.pReturn ((add -55) a0) (ite (inRange 97 102) \a0.pReturn ((add -87) a0) (fstArg fail)))) (asc a0)">
            <text:p>HexLit_1 where<text:line-break/>HexLit_1 ::= (do <text:s/>_ &lt;- (str '0x')<text:line-break/> <text:s text:c="16"/>a0 &lt;- HexNum_2<text:line-break/> <text:s text:c="13"/>return a0<text:line-break/> <text:s text:c="12"/>)<text:line-break/>HexNum_2 ::= (do a0 &lt;- HexDigit_3+<text:line-break/> <text:s text:c="13"/>return ((foldl1 \a0.add ((mul 16) a0)) a0)<text:line-break/> <text:s text:c="12"/>)<text:line-break/>HexDigit_3 ::= item &gt;&gt;= \a0.(ite (inRange 48 57) \a0.pReturn ((add -48) a0) (ite (inRange 65 70) \a0.pReturn ((add -55) a0) (ite (inRange 97 102) \a0.pReturn ((add -87) a0) (fstArg fail)))) (asc a0)</text:p>
          </table:table-cell>
          <table:table-cell table:number-columns-repeated="8"/>
        </table:table-row>
        <table:table-row table:style-name="ro10">
          <table:table-cell table:style-name="ce153" office:value-type="string">
            <text:p>pTypeExpr</text:p>
          </table:table-cell>
          <table:table-cell table:style-name="ce153" table:formula="of:=TPARSER_TOSTRING([.A61])" office:value-type="string" office:string-value="TypeExpr_1 where&#13;&#10;TypeExpr_1 ::= (do  _ &lt;- ([ \t])*&#13;&#10;                   a0 &lt;- NonArrow_2&#13;&#10;                    _ &lt;- ([ \t])*&#13;&#10;                   a1 &lt;- ((str '-&gt;') &gt;&gt;= \_.TypeExpr_1)?&#13;&#10;                return (maybeMakeArrowType a0 a1)&#13;&#10;               )&#13;&#10;NonArrow_2 ::= BaseType_8&#13;&#10;             | TypeVar_9&#13;&#10;             | ListType_3&#13;&#10;             | ParensTyEx_7&#13;&#10;             | (do a0 &lt;- (do a1 &lt;- [A-Z]&#13;&#10;                             a2 &lt;- [a-z]+&#13;&#10;                          return ((foldl concat) a1 a2)&#13;&#10;                         )&#13;&#10;                   a3 &lt;- (([ \t])+ &gt;&gt;= \_.NonArrow_2)*&#13;&#10;                return (mkTypeCtor a0 a3)&#13;&#10;               )&#13;&#10;ParensTyEx_7 ::= (do  _ &lt;- (str '(')&#13;&#10;                     a0 &lt;- TyUnitSuffix_4&#13;&#10;                         | TySingleSuffix_5&#13;&#10;                         | TyTupleSuffix_6&#13;&#10;                  return a0&#13;&#10;                 )&#13;&#10;TyTupleSuffix_6 ::= (do a0 &lt;- TypeExpr_1&#13;&#10;                        a1 &lt;- (do  _ &lt;- (str ',')&#13;&#10;                                  a2 &lt;- TypeExpr_1&#13;&#10;                               return a2&#13;&#10;                              )+&#13;&#10;                         _ &lt;- (str ')')&#13;&#10;                     return (mkTupleType a0 a1)&#13;&#10;                    )&#13;&#10;TySingleSuffix_5 ::= (do a0 &lt;- TypeExpr_1&#13;&#10;                          _ &lt;- (str ')')&#13;&#10;                      return a0&#13;&#10;                     )&#13;&#10;TyUnitSuffix_4 ::= (str ')') &gt;&gt;= \_.return '(Unit [])'&#13;&#10;ListType_3 ::= (do  _ &lt;- (str '[')&#13;&#10;                   a0 &lt;- (do a1 &lt;- TypeExpr_1&#13;&#10;                             a2 &lt;- (return [])&#13;&#10;                          return (cons a1 a2)&#13;&#10;                         )&#13;&#10;                    _ &lt;- (str ']')&#13;&#10;                return ((mkTypeCtor 'List') a0)&#13;&#10;               )&#13;&#10;TypeVar_9 ::= [a-z] &gt;&gt;= return ° mkTypeVar&#13;&#10;BaseType_8 ::= (str 'Any')&#13;&#10;             | (str 'Bool')&#13;&#10;             | (str 'Char')&#13;&#10;             | (str 'Str')&#13;&#10;             | (str 'Int')&#13;&#10;             | (str 'Long')">
            <text:p>TypeExpr_1 where<text:line-break/>TypeExpr_1 ::= (do <text:s/>_ &lt;- ([ \t])*<text:line-break/> <text:s text:c="18"/>a0 &lt;- NonArrow_2<text:line-break/> <text:s text:c="19"/>_ &lt;- ([ \t])*<text:line-break/> <text:s text:c="18"/>a1 &lt;- ((str '-&gt;') &gt;&gt;= \_.TypeExpr_1)?<text:line-break/> <text:s text:c="15"/>return (maybeMakeArrowType a0 a1)<text:line-break/> <text:s text:c="14"/>)<text:line-break/>NonArrow_2 ::= BaseType_8<text:line-break/> <text:s text:c="12"/>| TypeVar_9<text:line-break/> <text:s text:c="12"/>| ListType_3<text:line-break/> <text:s text:c="12"/>| ParensTyEx_7<text:line-break/> <text:s text:c="12"/>| (do a0 &lt;- (do a1 &lt;- [A-Z]<text:line-break/> <text:s text:c="28"/>a2 &lt;- [a-z]+<text:line-break/> <text:s text:c="25"/>return ((foldl concat) a1 a2)<text:line-break/> <text:s text:c="24"/>)<text:line-break/> <text:s text:c="18"/>a3 &lt;- (([ \t])+ &gt;&gt;= \_.NonArrow_2)*<text:line-break/> <text:s text:c="15"/>return (mkTypeCtor a0 a3)<text:line-break/> <text:s text:c="14"/>)<text:line-break/>ParensTyEx_7 ::= (do <text:s/>_ &lt;- (str '(')<text:line-break/> <text:s text:c="20"/>a0 &lt;- TyUnitSuffix_4<text:line-break/> <text:s text:c="24"/>| TySingleSuffix_5<text:line-break/> <text:s text:c="24"/>| TyTupleSuffix_6<text:line-break/> <text:s text:c="17"/>return a0<text:line-break/> <text:s text:c="16"/>)<text:line-break/>TyTupleSuffix_6 ::= (do a0 &lt;- TypeExpr_1<text:line-break/> <text:s text:c="23"/>a1 &lt;- (do <text:s/>_ &lt;- (str ',')<text:line-break/> <text:s text:c="33"/>a2 &lt;- TypeExpr_1<text:line-break/> <text:s text:c="30"/>return a2<text:line-break/> <text:s text:c="29"/>)+<text:line-break/> <text:s text:c="24"/>_ &lt;- (str ')')<text:line-break/> <text:s text:c="20"/>return (mkTupleType a0 a1)<text:line-break/> <text:s text:c="19"/>)<text:line-break/>TySingleSuffix_5 ::= (do a0 &lt;- TypeExpr_1<text:line-break/> <text:s text:c="25"/>_ &lt;- (str ')')<text:line-break/> <text:s text:c="21"/>return a0<text:line-break/> <text:s text:c="20"/>)<text:line-break/>TyUnitSuffix_4 ::= (str ')') &gt;&gt;= \_.return '(Unit [])'<text:line-break/>ListType_3 ::= (do <text:s/>_ &lt;- (str '[')<text:line-break/> <text:s text:c="18"/>a0 &lt;- (do a1 &lt;- TypeExpr_1<text:line-break/> <text:s text:c="28"/>a2 &lt;- (return [])<text:line-break/> <text:s text:c="25"/>return (cons a1 a2)<text:line-break/> <text:s text:c="24"/>)<text:line-break/> <text:s text:c="19"/>_ &lt;- (str ']')<text:line-break/> <text:s text:c="15"/>return ((mkTypeCtor 'List') a0)<text:line-break/> <text:s text:c="14"/>)<text:line-break/>TypeVar_9 ::= [a-z] &gt;&gt;= return ° mkTypeVar<text:line-break/>BaseType_8 ::= (str 'Any')<text:line-break/> <text:s text:c="12"/>| (str 'Bool')<text:line-break/> <text:s text:c="12"/>| (str 'Char')<text:line-break/> <text:s text:c="12"/>| (str 'Str')<text:line-break/> <text:s text:c="12"/>| (str 'Int')<text:line-break/> <text:s text:c="12"/>| (str 'Long')</text:p>
          </table:table-cell>
          <table:table-cell table:number-columns-repeated="8"/>
        </table:table-row>
        <table:table-row table:style-name="ro6" table:number-rows-repeated="1048514">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25.04.2017</text:date>, <text:time>01:22:1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5T01:22:18.56</dc:date>
    <meta:editing-duration>P143DT13H59M34S</meta:editing-duration>
    <meta:editing-cycles>474</meta:editing-cycles>
    <meta:generator>OpenOffice/4.1.2$Win32 OpenOffice.org_project/412m3$Build-9782</meta:generator>
    <meta:document-statistic meta:table-count="10" meta:cell-count="7710"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Return				As Object
	pStr				As Object
	pBind				As Object
	pChoice				As Object
	mkTypeVar			As Object
	maybeMakeArrowType	As Object
	mkTypeCtor			As Object
	mkTupleType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mkTypeVar		  = lookupFn("mkTypeVar")
		result.maybeMakeArrowType = lookupFn("maybeMakeArrowType")
		result.mkTypeCtor		  = lookupFn("mkTypeCtor")
		result.mkTupleType		  = lookupFn("mkTupleType")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List a -&gt; Bool"), _
			newFn("cons",			2, "a -&gt; [a] -&gt; [a]"),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mkTypeVar",			1, "Char -&gt; Str"), _
			newFn("maybeMakeArrowType",	2, "Typ -&gt; Maybe Typ -&gt; Typ"), _
			newFn("mkTypeCtor",			2, "Str -&gt; [Typ] -&gt; Typ"), _
			newFn("mkTupleType",		2, "Typ -&g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mkTypeVar":	result = mkTypeVar(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mkTupleType":	result = mkTupleType(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 applyToList = foldl apply1 f args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rules = nil
		result = _TParser_toString(p, 0, "", False, rules)
		If Not(isNil(rules)) Then
			Dim newLine As String
			newLine = chr(13) &amp; chr(10)
			result = result &amp; " where" &amp; newLine _
				   &amp; Join(toArray(rules), newLine)
		End If
	End If
	TParser_toString = result
End Function

Function _TParser_toString( _
	ByVal p As Object, _
	ByRef k As Integer, _
	ByVal indent As String, _
	ByVal isNewLines As Boolean, _
	ByRef rules As Object _
)
	Dim result As String, f As Object
	If p.str &lt;&gt; "" Then
		result = p.str
	Else : Select Case p.tp
		Case "ind"
			If isNull(p.st0) Then ' yet uninitialized indirection
				result = "(ind " &amp; p.st1 &amp; " Nothing)"
			ElseIf p.st2 Then ' seen it before
				result = p.st1 ' contains a name like Rule_123
			Else ' initialized but not seen before
				p.st2 = True	' set the "visited"-mark
				result = p.st1 &amp; " ::= "
				' In the new rule, start over fresh indent and var counter
				indent = Space(Len(result))
				Dim j As Integer
				j = 0
				result = result &amp; _TParser_toString(p.st, j, indent, True, rules)
				rules = cons(result, rules)
				result = p.st1	' just return the name
				p.st2 = False	' delete "visited"-mark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p.st, k, indent, False, rules) &amp; ")"
		Case "many1"
			If (p.st.tp) = "choice" Or (p.st.tp = "bind") Then
				result = "(" &amp; _TParser_toString(p.st, k, indent &amp; " ", False, rules) &amp; ")"
			Else
				result = _TParser_toString(p.st, k, indent, False, rules)
			End If
			result = result &amp; "+"
		Case "choice"
			Dim altL As Object, altR As Object
			altL = p.st0
			altR = p.st1
			If isPZeroOrOne(p) Then
				' it has shape p +++ return Empty
				' so it's effectively "zero-or-one" p, which can be written as "p?"
				
				If (altL.tp = "choice") Or (altL.tp = "bind") Then
					result = "(" &amp; _TParser_toString(altL, k, indent &amp; " ", False, rules) &amp; ")"
				Else
					result = _TParser_toString(altL, k, indent, False, rules)
				End If
				result = result &amp; "?"
			ElseIf isPMany(p) Then
				' it has shape many1 p +++ return nil
				If (altL.st.tp = "choice") Or (altL.st.tp = "bind") Then
					result = "(" &amp; _TParser_toString(altL.st, k, indent &amp; " ", False, rules) &amp; ")"
				Else
					result = _TParser_toString(altL.st, k, indent, False, rules)
				End If
				result = result &amp; "*"
			Else
				Dim altLStr As String, altRStr As String
				If isNewLines Then
					altLStr = _TParser_toString(altL, k, indent, isNewLines, rules)
					altRStr = _TParser_toString(altR, k, indent, isNewLines, rules)	
					result = altLStr _
						   &amp; chr(13) &amp; chr(10) _
						   &amp; space(len(indent) - 2) _
						   &amp; "| " _
						   &amp; altRStr
				Else
					altLStr = _TParser_toString(altL, k, indent, isNewLines, rules)
					altRStr = _TParser_toString(altR, k, indent, isNewLines, rules)
					If altL.tp = "bind" Then
						altLStr = "(" &amp; altLStr &amp; ")"
					End If
					If altR.tp = "bind" Then
						altRStr = "(" &amp; altRStr &amp; ")"
					End If
					result = altLStr _
						   &amp; " | " _
						   &amp; altRStr
				End If
			End If
		Case "bind"
			Dim q As Object
			q = p.st(0)
			f = p.st(1)
			result = _TParser_toString(q, k, indent, False, rules) &amp; " &gt;&gt;= "
			If isKsomething(f) Then
				q = car(partialArgs(f)) ' peel off the K
				If isKreturn(f) Then
					Dim v As Variant			
					v = q.st ' peel off the pReturn
					result = result &amp; "\_.return " &amp; toString(v)
				Else
					result = result &amp; "\_." &amp; _TParser_toString(q, k, indent, False, rules)
				End If
			Else
				If isBreturn(f) Then
					f = car(partialArgs(f)) ' get out B's 2nd arg (they're in reverse!)
					result = result &amp; "return ° "
				End If
				result = result &amp; TFn_toString(f)
			End If
		Case "seq"
			Dim ps As Variant, i As Integer
			Dim fName As String, args As String
			ps = p.st(0)
			f  = p.st(1)
			fName = getFnName(f)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ps(i).st, k, innerIndent, isNewLines, rules)
				Else
					If ps(i).tp = "choice" Then
						isNewLines = True
					Else
						isNewLines = False
					End If
					result = result &amp; "a" &amp; k
					args = args &amp; " a" &amp; k
					k = k + 1
					result = result _
						   &amp; " &lt;- " _
						   &amp; _TParser_toString(ps(i), k, innerIndent, isNewLines, rules)
				End If
				result = result &amp; newLine
				If i &lt; UBound(ps) Then
					result = result &amp; addIndent
				End If
			Next i
			result = result &amp; " return"
			If isPartialApp(f) Then
				result = result &amp; " (" &amp; TFn_toString(f) &amp; args &amp; ")"
			Else
				If fName = "id" Then
					result = result &amp; args
				Else
					result = result &amp; " (" &amp; fName &amp; args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If getFnName(v) = getFnName(Fn.pReturn) Then
			result = True
		End If
	End If
	isBreturn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	pSat = pBind( pItem, ite(predicate, pReturn, fstArg(pFail)) )
	pSat = mkParser("sat", predicate)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White()
	Static result As Parser	' an uninitialized instance of Parser at first
	If result.tp = "" Then
		result = pChoice(pStr(" "), pStr(Chr(9))
		result.str = "[ \t]"
	End If
	pWhite = result
End Function

Function pAlphaLower()
	Static result As Object
	If isNull(result) Then
		result = pSat(compose(inRange(Asc("a"), Asc("z")), Fn.asc))
		result.str = "[a-z]"
	End If
	pAlphaLower = result
End Function

Function pAlphaUpper()
	Static result As Object
	If isNull(result) Then
		result = pSat(compose(inRange(Asc("A"), Asc("Z")), Fn.asc))
		result.str = "[A-Z]"
	End If
	pAlphaUpper = result
End Function

Function pBinDigit()
	Static result As Parser	' an uninitialized instance of Parser at first
	If result.tp = "" Then
		result = pInd("BinDigit")
		result = fixIndirection(result, pChoice(_
			pBind(pStr("0"), fstArg(pReturn(0))), _
			pBind(pStr("1"), fstArg(pReturn(1)))_
		))
		''not paying off (yet):
'		result = pBind(pItem, compose(ite(inRange(Asc("0"), Asc("1")), compose(pReturn, add(-Asc("0"))), fstArg(pFail)), Fn.asc)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Dim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Dim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Dim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Not(isUnderSkip) Then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directly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ToList(p.st(1), reverse(lst))
			End If
		Case "skip"	' tail-recursive
			p = p.st
			isUnderSkip = True
			Goto _applyP_begin
			'result = _applyP(p.st, s, pos, endPos, True)
			'If endPos &gt; 0 Then
			'	assertEqual(result, Empty).x
			'End If
		Case "sat"
			If pos &gt; Len(s) Then
				Goto _applyP_parseFailure
			End If
			result = Mid(s, pos, 1)
			If Not(apply(p.st,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If isUnderSkip And Not(isParseFailure(result)) Then
	'	assertEqual(result(0), Empty).x
	'End If
_applyP_parseSuccess:
	_applyP = result
	Exit Function
_applyP_parseFailure: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pplyP_skip = applyP_skip + 1
		Case "sat"
			applyP_sat = applyP_sat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assert_parses(p, getFnTypeStr(Fn.isNil), "(-&gt; (List ['a]) Bool)", 15).x
	assert_parses(p, getFnTypeStr(Fn.flatten), "(-&gt; (List [(List ['a])]) (List ['a]))", 22).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MsgBox(toString(pTypeExpr))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ZeroOrOne(pStr("a")),				"(str 'a')?").x
	' double p?? is the same as p?:
	assert_toStr(pZeroOrOne(pZeroOrOne(pStr("a"))),	"(str 'a')?").x

	assert_toStr(pMany1(pItem),						"item+").x
	assert_toStr(pSkip(pMany1(pItem)),				"(skip item+)").x
	assert_toStr(pMany1(pWhite),					toString(pWhite) &amp; "+").x
	assert_toStr(pSkip(pMany1(pWhite)),				"(skip " &amp; toString(pWhite) &amp; "+)").x

	assert_toStr(pMany(pItem),						"item*").x
	assert_toStr(pSkip(pMany(pItem)),				"(skip item*)").x

	Dim p As Object, q As Object
	p = pInd("")
	assert_toStr(p,	"(ind Nothing)").x
	q = pItem
	p = fixIndirection(p, q)
	assert_toStr(p,	"(ind P" &amp; q.id &amp; " ::= " &amp; toString(q) &amp; ")").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